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erif" svg:font-family="'Droid Serif', serif"/>
    <style:font-face style:name="arial" svg:font-family="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DejaVu Sans Condensed" svg:font-family="'DejaVu Sans Condensed'"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style:font-name="DejaVu Sans Condensed" fo:font-size="22pt" style:text-underline-style="solid" style:text-underline-width="auto" style:text-underline-color="font-color" fo:font-weight="bold" officeooo:rsid="00180440" officeooo:paragraph-rsid="00180440" style:font-size-asian="19.25pt" style:font-weight-asian="bold" style:font-size-complex="22pt" style:font-weight-complex="bold"/>
    </style:style>
    <style:style style:name="P2" style:family="paragraph" style:parent-style-name="Standard">
      <style:text-properties fo:color="#000000" style:font-name="DejaVu Sans Condensed" fo:font-size="22pt" officeooo:rsid="00180440" officeooo:paragraph-rsid="00180440" style:font-size-asian="22pt" style:font-size-complex="22pt"/>
    </style:style>
    <style:style style:name="P3" style:family="paragraph" style:parent-style-name="Standard">
      <style:text-properties fo:color="#000000" style:font-name="DejaVu Sans Condensed" fo:font-size="22pt" officeooo:rsid="00194eaf" officeooo:paragraph-rsid="00194eaf" style:font-size-asian="22pt" style:font-size-complex="22pt"/>
    </style:style>
    <style:style style:name="P4" style:family="paragraph" style:parent-style-name="Standard">
      <style:text-properties fo:color="#000000" style:font-name="DejaVu Sans Condensed" fo:font-style="normal" style:text-underline-style="none" officeooo:rsid="00180440" officeooo:paragraph-rsid="00180440" style:font-style-asian="normal" style:font-style-complex="normal"/>
    </style:style>
    <style:style style:name="P5" style:family="paragraph" style:parent-style-name="Standard">
      <style:text-properties fo:color="#000000" officeooo:paragraph-rsid="00180440"/>
    </style:style>
    <style:style style:name="P6" style:family="paragraph" style:parent-style-name="Standard">
      <style:text-properties fo:color="#000000" officeooo:rsid="00180440" officeooo:paragraph-rsid="00180440"/>
    </style:style>
    <style:style style:name="P7" style:family="paragraph" style:parent-style-name="Standard">
      <style:text-properties fo:font-variant="normal" fo:text-transform="none" fo:color="#000000" style:font-name="DejaVu Sans Condensed" fo:font-size="22pt" fo:letter-spacing="normal" fo:font-style="normal" fo:font-weight="normal" officeooo:rsid="00180440" officeooo:paragraph-rsid="00180440" style:font-size-asian="22pt" style:font-size-complex="22pt"/>
    </style:style>
    <style:style style:name="T1" style:family="text">
      <style:text-properties fo:font-variant="normal" fo:text-transform="none" fo:color="#202122" style:font-name="sans-serif" fo:font-size="10.5pt" fo:letter-spacing="normal" fo:font-style="normal" fo:font-weight="normal"/>
    </style:style>
    <style:style style:name="T2" style:family="text">
      <style:text-properties fo:font-variant="normal" fo:text-transform="none" fo:color="#202122" style:font-name="sans-serif" fo:font-size="10.5pt" fo:letter-spacing="normal" fo:font-style="normal" fo:font-weight="normal" officeooo:rsid="00194eaf"/>
    </style:style>
    <style:style style:name="T3" style:family="text">
      <style:text-properties fo:font-variant="normal" fo:text-transform="none" fo:color="#202122" style:font-name="sans-serif" fo:letter-spacing="normal" fo:font-style="normal" fo:font-weight="normal"/>
    </style:style>
    <style:style style:name="T4" style:family="text">
      <style:text-properties fo:font-variant="normal" fo:text-transform="none" fo:color="#202122" style:font-name="sans-serif" fo:letter-spacing="normal" fo:font-style="normal" fo:font-weight="normal" officeooo:rsid="00194eaf"/>
    </style:style>
    <style:style style:name="T5" style:family="text">
      <style:text-properties fo:font-variant="normal" fo:text-transform="none" fo:color="#202122" fo:letter-spacing="normal" fo:font-style="normal" fo:font-weight="normal"/>
    </style:style>
    <style:style style:name="T6" style:family="text">
      <style:text-properties fo:font-variant="normal" fo:text-transform="none" fo:color="#202122" fo:letter-spacing="normal" fo:font-style="normal" fo:font-weight="normal" officeooo:rsid="00194eaf"/>
    </style:style>
    <style:style style:name="T7" style:family="text">
      <style:text-properties fo:font-variant="normal" fo:text-transform="none" fo:color="#202122"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8"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9" style:family="text">
      <style:text-properties fo:font-variant="normal" fo:text-transform="none" style:font-name="DejaVu Sans Light" fo:font-size="22pt" fo:letter-spacing="normal" fo:font-style="italic" style:text-underline-style="solid" style:text-underline-width="auto" style:text-underline-color="font-color" fo:font-weight="normal" style:font-size-asian="22pt" style:font-style-asian="italic" style:font-weight-asian="normal" style:font-size-complex="22pt" style:font-style-complex="italic" style:font-weight-complex="normal"/>
    </style:style>
    <style:style style:name="T10" style:family="text">
      <style:text-properties fo:font-variant="normal" fo:text-transform="none" style:font-name="DejaVu Sans Light" fo:font-size="22pt" fo:letter-spacing="normal" fo:font-style="italic" style:text-underline-style="solid" style:text-underline-width="auto" style:text-underline-color="font-color" fo:font-weight="normal" style:font-size-asian="22pt" style:font-style-asian="italic" style:font-size-complex="22pt" style:font-style-complex="italic"/>
    </style:style>
    <style:style style:name="T11" style:family="text">
      <style:text-properties fo:font-variant="normal" fo:text-transform="none" fo:font-size="22pt" fo:letter-spacing="normal" fo:font-weight="normal" style:font-size-asian="22pt" style:font-size-complex="22pt"/>
    </style:style>
    <style:style style:name="T12" style:family="text">
      <style:text-properties fo:font-variant="normal" fo:text-transform="none" style:font-name="DejaVu Sans Condensed" fo:font-size="22pt" fo:letter-spacing="normal" fo:font-style="normal" style:text-underline-style="none" fo:font-weight="normal" officeooo:rsid="00180440" style:font-size-asian="22pt" style:font-style-asian="normal" style:font-size-complex="22pt" style:font-style-complex="normal"/>
    </style:style>
    <style:style style:name="T13" style:family="text">
      <style:text-properties fo:font-variant="normal" fo:text-transform="none" style:font-name="DejaVu Sans Condensed" fo:font-size="22pt" fo:letter-spacing="normal" fo:font-style="normal" style:text-underline-style="none" fo:font-weight="normal" officeooo:rsid="00180440" style:font-size-asian="22pt" style:font-style-asian="normal" style:font-weight-asian="normal" style:font-size-complex="22pt" style:font-style-complex="normal" style:font-weight-complex="normal"/>
    </style:style>
    <style:style style:name="T14" style:family="text">
      <style:text-properties fo:font-variant="normal" fo:text-transform="none" style:font-name="DejaVu Sans Condensed" fo:font-size="22pt" fo:letter-spacing="normal" fo:font-style="normal" fo:font-weight="normal" style:font-size-asian="22pt" style:font-size-complex="22pt"/>
    </style:style>
    <style:style style:name="T15" style:family="text">
      <style:text-properties fo:font-variant="normal" fo:text-transform="none" style:font-name="DejaVu Sans Condensed" fo:font-size="22pt" fo:letter-spacing="normal" fo:font-style="normal" fo:font-weight="normal" officeooo:rsid="00180440" style:font-size-asian="22pt" style:font-size-complex="22pt"/>
    </style:style>
    <style:style style:name="T16" style:family="text">
      <style:text-properties fo:font-variant="normal" fo:text-transform="none" style:font-name="DejaVu Sans Condensed" fo:font-size="22pt" fo:letter-spacing="normal" fo:font-weight="normal" officeooo:rsid="00180440" style:font-size-asian="22pt" style:font-size-complex="22pt"/>
    </style:style>
    <style:style style:name="T17" style:family="text">
      <style:text-properties fo:font-variant="normal" fo:text-transform="none" fo:letter-spacing="normal" fo:font-style="normal" fo:font-weight="normal"/>
    </style:style>
    <style:style style:name="T18" style:family="text">
      <style:text-properties fo:font-variant="normal" fo:text-transform="none" fo:letter-spacing="normal" fo:font-style="normal" fo:font-weight="normal" officeooo:rsid="00194eaf"/>
    </style:style>
    <style:style style:name="T19"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20" style:family="text">
      <style:text-properties fo:font-variant="normal" fo:text-transform="none" style:font-name="Droid Serif" fo:letter-spacing="normal" fo:font-style="normal" fo:font-weight="normal"/>
    </style:style>
    <style:style style:name="T21" style:family="text">
      <style:text-properties fo:font-variant="normal" fo:text-transform="none" style:font-name="Droid Serif" fo:font-size="13.5pt" fo:letter-spacing="normal" fo:font-style="normal" fo:font-weight="normal"/>
    </style:style>
    <style:style style:name="T22" style:family="text">
      <style:text-properties fo:font-variant="normal" fo:text-transform="none" fo:color="#3366cc" style:font-name="Droid Serif" fo:font-size="13.5pt" fo:letter-spacing="normal" fo:font-style="normal" style:text-underline-style="solid" style:text-underline-width="auto" style:text-underline-color="font-color" fo:font-weight="normal" fo:background-color="#ffffff" loext:char-shading-value="0"/>
    </style:style>
    <style:style style:name="T23" style:family="text">
      <style:text-properties fo:font-variant="normal" fo:text-transform="none" style:text-position="super 58%" fo:letter-spacing="normal" fo:font-style="normal" fo:font-weight="normal"/>
    </style:style>
    <style:style style:name="T24" style:family="text">
      <style:text-properties style:font-name="DejaVu Sans Light" fo:font-size="22pt" fo:font-style="italic" style:text-underline-style="none" fo:font-weight="normal" officeooo:rsid="00180440" style:font-size-asian="19.25pt" style:font-style-asian="italic" style:font-weight-asian="normal" style:font-size-complex="22pt" style:font-style-complex="italic" style:font-weight-complex="normal"/>
    </style:style>
    <style:style style:name="T25" style:family="text">
      <style:text-properties style:font-name="DejaVu Sans Light" fo:font-size="22pt" style:text-underline-style="none" fo:font-weight="normal" officeooo:rsid="00180440" style:font-size-asian="19.25pt" style:font-weight-asian="normal" style:font-size-complex="22pt" style:font-weight-complex="normal"/>
    </style:style>
    <style:style style:name="T26" style:family="text">
      <style:text-properties officeooo:rsid="00194eaf"/>
    </style:style>
    <style:style style:name="T27" style:family="text">
      <style:text-properties style:text-position="0% 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ashmiri Red Stag</text:p>
      <text:p text:style-name="P1"/>
      <text:p text:style-name="P5"><text:span text:style-name="T24">Scientific name:</text:span><text:span text:style-name="T25"> </text:span><text:span text:style-name="T9">Cervus canadensis </text:span><text:span text:style-name="T10">hanglu</text:span></text:p>
      <text:p text:style-name="P4"><text:span text:style-name="T11"/></text:p>
      <text:p text:style-name="P4"><text:span text:style-name="T11">What?</text:span></text:p>
      <text:p text:style-name="P4"><text:span text:style-name="T11"/></text:p>
      <text:p text:style-name="P5"><text:span text:style-name="T12">The Kashmiri Stag, also called </text:span><text:span text:style-name="T13">hangul</text:span><text:span text:style-name="T12">, is a subspecies of elk native to India. </text:span><text:span text:style-name="T14">This deer has a light rump patch without including the tail. Its </text:span><text:span text:style-name="T15">coat</text:span><text:span text:style-name="T14">color is brown with a speckling to the hairs. The inner sides of the buttocks are greyish white, followed by a line on the inner sides of the thighs and black on the upper side of the tail. Each </text:span><text:span text:style-name="T15">antler </text:span><text:span text:style-name="T16">con</text:span><text:span text:style-name="T14">sists of five tines. The beam is strongly curved inward, while the brow and bez tines are usually close together and above the burr.</text:span></text:p>
      <text:p text:style-name="P5"><text:span text:style-name="T14"/></text:p>
      <text:p text:style-name="P6"><text:span text:style-name="T14">Where?</text:span></text:p>
      <text:p text:style-name="P6"><text:span text:style-name="T14"/></text:p>
      <text:p text:style-name="P2"><text:span text:style-name="T17">It is found in dense riverine forests in the high valleys and mountains of the Kashmir Valley and northern Chamba District in Himachal Pradesh. In Kashmir, it's found in the Dachigam</text:span><text:span text:style-name="T19"> National Park, </text:span><text:span text:style-name="T17">where it receives protection but elsewhere it is more at risk.</text:span></text:p>
      <text:p text:style-name="P2"><text:span text:style-name="T17"/></text:p>
      <text:p text:style-name="P2"><text:soft-page-break/><text:span text:style-name="T17">Why?</text:span></text:p>
      <text:p text:style-name="P2"><text:span text:style-name="T17"/></text:p>
      <text:p text:style-name="P2"><text:span text:style-name="T17">These deer once numbered from about 5,000 animals in the beginning of the 20th century. Unfortunately, they were threatened, due to </text:span><text:span text:style-name="T19">habitat destruction</text:span><text:span text:style-name="T17">, over-grazing</text:span><text:span text:style-name="T19"> </text:span><text:span text:style-name="T17">by domestic </text:span><text:span text:style-name="T19">livestock</text:span><text:span text:style-name="T17">, and </text:span><text:span text:style-name="T19">poaching</text:span><text:span text:style-name="T17">. This dwindled to as low as 150 animals by 1970. However, the state of </text:span><text:span text:style-name="T19">Jammu &amp; Kashmir</text:span><text:span text:style-name="T17">, along with the IUCN</text:span><text:span text:style-name="T19"> </text:span><text:span text:style-name="T17">and the </text:span><text:span text:style-name="T19">WWF </text:span><text:span text:style-name="T17">prepared a project for the protection of these animals. It became known as Project Hangul. This brought great results and the population increased to over 340 by 1980.</text:span></text:p>
      <text:p text:style-name="P2"><text:span text:style-name="T17"/></text:p>
      <text:p text:style-name="P7">The main reason for the Hangul’s decline is that breeding has decreased and fawns too are very few. Another reason is female-biased sex ratio, where <text:span text:style-name="T26">there are</text:span> more females than males.</text:p>
      <text:p text:style-name="P2"><text:span text:style-name="T17"/></text:p>
      <text:p text:style-name="P2"><text:span text:style-name="T17">The animal is battling for its survival in its last bastion: they are now scattered within 141 km² of the </text:span><text:span text:style-name="T18">Dachigam National Park </text:span><text:span text:style-name="T17">located on foothills of </text:span><text:span text:style-name="T18">Zabarwan </text:span><text:span text:style-name="T17">range on the outskirts of </text:span><text:span text:style-name="T18">Srinagar.</text:span></text:p>
      <text:p text:style-name="P2"><text:span text:style-name="T18"/></text:p>
      <text:p text:style-name="P3"><text:span text:style-name="T17">How?</text:span></text:p>
      <text:p text:style-name="P3"><text:span text:style-name="T17"/></text:p>
      <text:p text:style-name="P3"><text:soft-page-break/><text:span text:style-name="T17">On January 17</text:span><text:span text:style-name="T23">th</text:span><text:span text:style-name="T17"> , the state government said it had submitted a five-year conservation plan for the Hangul to the central government for approval, seeking funds of about Rs 25.72 crores. Speaking in the Legislative Council, State Forest Minister Chaudhary Lal Singh said this was a long-term “Conservation Action Plan” aimed at “four major outcomes”, which included improving the survival rate of fawns and restoring the Hangul’s shrinking habitat.</text:span></text:p>
      <text:p text:style-name="P3"><text:span text:style-name="T17"/></text:p>
      <text:p text:style-name="P3"><text:span text:style-name="T17">In the most recent attempt to save the deer, the Jammu and Kashmir government has decided to relocate a sheep-breeding farm that is located inside the national park and eats into about 100 hectare of the Hangul’s habitat, local newspapers reported on March 6</text:span><text:span text:style-name="T23">th</text:span><text:span text:style-name="T17"> .</text:span></text:p>
      <text:p text:style-name="P3"><text:span text:style-name="T17"/></text:p>
      <text:p text:style-name="P3"><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erif" svg:font-family="'Droid Serif', serif"/>
    <style:font-face style:name="arial" svg:font-family="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DejaVu Sans Condensed" svg:font-family="'DejaVu Sans Condensed'"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5T09:10:23.359415302</meta:creation-date>
    <dc:date>2020-07-15T09:28:31.647008612</dc:date>
    <meta:editing-duration>PT5M56S</meta:editing-duration>
    <meta:editing-cycles>1</meta:editing-cycles>
    <meta:document-statistic meta:table-count="0" meta:image-count="0" meta:object-count="0" meta:page-count="3" meta:paragraph-count="13" meta:word-count="407" meta:character-count="2400" meta:non-whitespace-character-count="2007"/>
    <meta:generator>LibreOffice/5.1.6.2$Linux_X86_64 LibreOffice_project/10m0$Build-2</meta:generator>
  </office:meta>
</office:document-meta>
</file>